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ccb4d" officeooo:paragraph-rsid="00288607"/>
    </style:style>
    <style:style style:name="P2" style:family="paragraph" style:parent-style-name="Text_20_body">
      <style:text-properties officeooo:rsid="00288607" officeooo:paragraph-rsid="00288607"/>
    </style:style>
    <style:style style:name="P3" style:family="paragraph" style:parent-style-name="Text_20_body">
      <style:text-properties officeooo:rsid="0029227a" officeooo:paragraph-rsid="0029227a"/>
    </style:style>
    <style:style style:name="T1" style:family="text">
      <style:text-properties officeooo:rsid="00297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dvent Of Code 2022</text:h>
      <text:p text:style-name="P2">A programming &lt;strong&gt;challenge&lt;\strong&gt; advent calender </text:p>
      <text:h text:style-name="Heading_20_1" text:outline-level="1"/>
      <text:h text:style-name="Heading_20_1" text:outline-level="1">Overview</text:h>
      <text:p text:style-name="P3">An annual set of challenges for a variety of skill sets and levels. <text:span text:style-name="T1">I was introduced to it at the end of 2022, and</text:span> I solved the<text:span text:style-name="T1">m</text:span> using &lt;strong&gt;C#&lt;\strong&gt;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0T16:18:16.132000000</dc:date>
    <meta:editing-duration>PT4H23M10S</meta:editing-duration>
    <meta:editing-cycles>11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4" meta:word-count="39" meta:character-count="240" meta:non-whitespace-character-count="203"/>
  </office:meta>
</office:document-meta>
</file>